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71cm"/>
    </style:style>
    <style:style style:name="co3" style:family="table-column">
      <style:table-column-properties fo:break-before="auto" style:column-width="4.701cm"/>
    </style:style>
    <style:style style:name="co4" style:family="table-column">
      <style:table-column-properties fo:break-before="auto" style:column-width="3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sie</text:p>
          </table:table-cell>
          <table:table-cell office:value-type="string">
            <text:p>Afrique</text:p>
          </table:table-cell>
          <table:table-cell office:value-type="string">
            <text:p>Europe</text:p>
          </table:table-cell>
          <table:table-cell office:value-type="string">
            <text:p>Amérique latine et caraïbes</text:p>
          </table:table-cell>
          <table:table-cell office:value-type="string">
            <text:p>Amérique du Nord</text:p>
          </table:table-cell>
          <table:table-cell table:style-name="ce1" office:value-type="string">
            <text:p>Océanie</text:p>
          </table:table-cell>
        </table:table-row>
        <table:table-row table:style-name="ro2">
          <table:table-cell office:value-type="string">
            <text:p>60,5 </text:p>
          </table:table-cell>
          <table:table-cell office:value-type="string">
            <text:p>14,0 </text:p>
          </table:table-cell>
          <table:table-cell table:style-name="ce1" office:value-type="string">
            <text:p>11,3 </text:p>
          </table:table-cell>
          <table:table-cell table:style-name="ce1" office:value-type="string">
            <text:p>8,6 </text:p>
          </table:table-cell>
          <table:table-cell table:style-name="ce1" office:value-type="string">
            <text:p>5,1 </text:p>
          </table:table-cell>
          <table:table-cell table:style-name="ce1" office:value-type="string">
            <text:p>0,5 </text:p>
          </table:table-cell>
        </table:table-row>
        <table:table-row table:style-name="ro1">
          <table:table-cell office:value-type="float" office:value="4030000000">
            <text:p>4030000000</text:p>
          </table:table-cell>
          <table:table-cell office:value-type="float" office:value="965000000">
            <text:p>965000000</text:p>
          </table:table-cell>
          <table:table-cell table:style-name="ce1" office:value-type="float" office:value="731000000">
            <text:p>731000000</text:p>
          </table:table-cell>
          <table:table-cell table:style-name="ce1" office:value-type="float" office:value="572000000">
            <text:p>572000000</text:p>
          </table:table-cell>
          <table:table-cell table:style-name="ce1" office:value-type="string">
            <text:p><text:a xlink:href="http://fr.wikipedia.org/wiki/Amérique_du_Nord"> </text:a>339000000</text:p>
          </table:table-cell>
          <table:table-cell table:style-name="ce1" office:value-type="float" office:value="34000000">
            <text:p>34000000</text:p>
          </table:table-cell>
        </table:table-row>
        <table:table-row table:style-name="ro1">
          <table:table-cell table:style-name="Default"/>
          <table:table-cell office:value-type="string">
            <text:p><text:a xlink:href="http://fr.wikipedia.org/wiki/Afrique"> </text:a></text:p>
          </table:table-cell>
          <table:table-cell table:number-columns-repeated="4"/>
        </table:table-row>
        <table:table-row table:style-name="ro1" table:number-rows-repeated="3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>
            <draw:frame table:end-cell-address="Feuille1.H31" table:end-x="0.017cm" table:end-y="0.302cm" draw:z-index="0" draw:style-name="gr1" svg:width="12.366cm" svg:height="7.514cm" svg:x="0.091cm" svg:y="0.435c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19/01/2012</text:date>, <text:time>15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19T14:07:02</meta:creation-date>
    <meta:editing-duration>PT01H13M24S</meta:editing-duration>
    <meta:editing-cycles>3</meta:editing-cycles>
    <meta:generator>OpenOffice.org/3.2$Linux OpenOffice.org_project/320m12$Build-9483</meta:generator>
    <meta:initial-creator>alain </meta:initial-creator>
    <dc:date>2012-01-19T15:32:18</dc:date>
    <dc:creator>alain </dc:creator>
    <meta:document-statistic meta:table-count="3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svg:stroke-color="#579d1c" draw:fill-color="#579d1c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svg:stroke-color="#7e0021" draw:fill-color="#7e00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svg:stroke-color="#83caff"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367cm" svg:height="7.515cm" xlink:href="." chart:class="chart:line" chart:style-name="ch1">
        <chart:title svg:x="4.317cm" svg:y="0.151cm" chart:style-name="ch2">
          <text:p>Poulation mondiale</text:p>
        </chart:title>
        <chart:subtitle svg:x="4.529cm" svg:y="0.804cm" chart:style-name="ch3">
          <text:p>Nombre d'individus</text:p>
        </chart:subtitle>
        <chart:plot-area chart:style-name="ch4" chart:data-source-has-labels="both" svg:x="0.247cm" svg:y="1.405cm" svg:width="11.873cm" svg:height="5.96cm">
          <chart:axis chart:dimension="x" chart:name="primary-x" chart:style-name="ch5"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ie</text:p>
              </table:table-cell>
              <table:table-cell office:value-type="string">
                <text:p>Afrique</text:p>
              </table:table-cell>
              <table:table-cell office:value-type="string">
                <text:p>Europe</text:p>
              </table:table-cell>
              <table:table-cell office:value-type="string">
                <text:p>Amérique latine et caraïbes</text:p>
              </table:table-cell>
              <table:table-cell office:value-type="string">
                <text:p>Amérique du Nord</text:p>
              </table:table-cell>
              <table:table-cell office:value-type="string">
                <text:p>Océanie</text:p>
              </table:table-cell>
            </table:table-row>
          </table:table-header-rows>
          <table:table-rows>
            <table:table-row>
              <table:table-cell office:value-type="string">
                <text:p>Ligne 9</text:p>
              </table:table-cell>
              <table:table-cell office:value-type="float" office:value="4030000000">
                <text:p>4030000000</text:p>
              </table:table-cell>
              <table:table-cell office:value-type="float" office:value="965000000">
                <text:p>965000000</text:p>
              </table:table-cell>
              <table:table-cell office:value-type="float" office:value="731000000">
                <text:p>731000000</text:p>
              </table:table-cell>
              <table:table-cell office:value-type="float" office:value="572000000">
                <text:p>572000000</text:p>
              </table:table-cell>
              <table:table-cell office:value-type="float" office:value="339000000">
                <text:p>339000000</text:p>
              </table:table-cell>
              <table:table-cell office:value-type="float" office:value="34000000">
                <text:p>34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